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80b5" officeooo:paragraph-rsid="001180b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180b5" officeooo:paragraph-rsid="001180b5" style:font-size-asian="18pt" style:font-weight-asian="normal" style:font-size-complex="18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e053" officeooo:paragraph-rsid="000fe05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0fe053" officeooo:paragraph-rsid="000fe053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0fe053" officeooo:paragraph-rsid="00138976" style:font-size-asian="15pt" style:font-weight-asian="normal" style:font-size-complex="15pt" style:font-weight-complex="normal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e053" officeooo:paragraph-rsid="00138976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1bc92" style:font-size-asian="10pt" style:font-size-complex="1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officeooo:rsid="0011bc92" style:font-size-asian="22pt" style:font-size-complex="22pt"/>
    </style:style>
    <style:style style:name="T6" style:family="text">
      <style:text-properties officeooo:rsid="0011bc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Deus de Detalhes</text:span><text:span text:style-name="T1"><text:tab/><text:tab/></text:span><text:span text:style-name="T2">Pr. Lucas<text:tab/></text:span><text:span text:style-name="T5">[ 16 ]</text:span></text:p>
      <text:p text:style-name="P4">Eu tenho um Deus, Que cuida de mim em cada detalhe</text:p>
      <text:p text:style-name="P4">Eu tenho um Deus, Que já fez em mim o seu milagre</text:p>
      <text:p text:style-name="P4"/>
      <text:p text:style-name="P4">Livrou-me do que eu nem cheguei a ver</text:p>
      <text:p text:style-name="P4">Já tinha um plano certo, antes de eu nascer</text:p>
      <text:p text:style-name="P4">E pra cada coisa que ia perder, <text:span text:style-name="T6">p</text:span>reparou o dobro pra me devolver</text:p>
      <text:p text:style-name="P4"/>
      <text:p text:style-name="P4">Abriu cada porta que o mundo fechou</text:p>
      <text:p text:style-name="P4">Eu não valia nada ele me deu valor</text:p>
      <text:p text:style-name="P4">Mudou minha história e me fez alguém</text:p>
      <text:p text:style-name="P4">E me disse que o seus sonhos vão além</text:p>
      <text:p text:style-name="P4">Do que eu possa imaginar</text:p>
      <text:p text:style-name="P4"/>
      <text:p text:style-name="P4">Deus está cuidando de mim, Nos detalhes cuida de mim</text:p>
      <text:p text:style-name="P4">Seu amor é sobrenatural, Faz com que eu me sinta especial</text:p>
      <text:p text:style-name="P4"/>
      <text:p text:style-name="P4">Colocou limite nas águas do mar</text:p>
      <text:p text:style-name="P4">Deu altura certa pra o pássaro voar</text:p>
      <text:p text:style-name="P4">Fez o céu e pôs a estrela a brilhar, Pra gente olhar e admirar</text:p>
      <text:p text:style-name="P4"/>
      <text:p text:style-name="P4">Fez abelha pra gente provar do mel</text:p>
      <text:p text:style-name="P4">Pintou de azul o nosso lindo céu</text:p>
      <text:p text:style-name="P4">Quando o sol vai a lua logo vem</text:p>
      <text:p text:style-name="P4">E nos faz lembrar que mais um dia o senhor nos fez bem</text:p>
      <text:p text:style-name="P4"/>
      <text:p text:style-name="P4">Deus está cuidando de mim, Nos detalhes cuida de mim</text:p>
      <text:p text:style-name="P4">Seu amor é sobrenatural, Faz com que eu me sinta especial</text:p>
      <text:p text:style-name="P4"/>
      <text:p text:style-name="P4">Deus está cuidando, cuidando de tudo</text:p>
      <text:p text:style-name="P4">E o meu trabalho é esperar e descansar no seu amor</text:p>
      <text:p text:style-name="P4">Pois Deus está cuidando, cuidado de tudo</text:p>
      <text:p text:style-name="P6"><text:span text:style-name="T4">Deus de Detalhes</text:span><text:span text:style-name="T1"><text:tab/><text:tab/></text:span><text:span text:style-name="T2">Pr. Lucas<text:tab/></text:span><text:span text:style-name="T5">[ 16 ]</text:span></text:p>
      <text:p text:style-name="P5">Eu tenho um Deus, Que cuida de mim em cada detalhe</text:p>
      <text:p text:style-name="P5">Eu tenho um Deus, Que já fez em mim o seu milagre</text:p>
      <text:p text:style-name="P5"/>
      <text:p text:style-name="P5">Livrou-me do que eu nem cheguei a ver</text:p>
      <text:p text:style-name="P5">Já tinha um plano certo, antes de eu nascer</text:p>
      <text:p text:style-name="P5">E pra cada coisa que ia perder, <text:span text:style-name="T6">p</text:span>reparou o dobro pra me devolver</text:p>
      <text:p text:style-name="P5"/>
      <text:p text:style-name="P5">Abriu cada porta que o mundo fechou</text:p>
      <text:p text:style-name="P5">Eu não valia nada ele me deu valor</text:p>
      <text:p text:style-name="P5">Mudou minha história e me fez alguém</text:p>
      <text:p text:style-name="P5">E me disse que o seus sonhos vão além</text:p>
      <text:p text:style-name="P5">Do que eu possa imaginar</text:p>
      <text:p text:style-name="P5"/>
      <text:p text:style-name="P5">Deus está cuidando de mim, Nos detalhes cuida de mim</text:p>
      <text:p text:style-name="P5">Seu amor é sobrenatural, Faz com que eu me sinta especial</text:p>
      <text:p text:style-name="P5"/>
      <text:p text:style-name="P5">Colocou limite nas águas do mar</text:p>
      <text:p text:style-name="P5">Deu altura certa pra o pássaro voar</text:p>
      <text:p text:style-name="P5">Fez o céu e pôs a estrela a brilhar, Pra gente olhar e admirar</text:p>
      <text:p text:style-name="P5"/>
      <text:p text:style-name="P5">Fez abelha pra gente provar do mel</text:p>
      <text:p text:style-name="P5">Pintou de azul o nosso lindo céu</text:p>
      <text:p text:style-name="P5">Quando o sol vai a lua logo vem</text:p>
      <text:p text:style-name="P5">E nos faz lembrar que mais um dia o senhor nos fez bem</text:p>
      <text:p text:style-name="P5"/>
      <text:p text:style-name="P5">Deus está cuidando de mim, Nos detalhes cuida de mim</text:p>
      <text:p text:style-name="P5">Seu amor é sobrenatural, Faz com que eu me sinta especial</text:p>
      <text:p text:style-name="P5"/>
      <text:p text:style-name="P5">Deus está cuidando, cuidando de tudo</text:p>
      <text:p text:style-name="P5">E o meu trabalho é esperar e descansar no seu amor</text:p>
      <text:p text:style-name="P5">Pois Deus está cuidando, cuidado de tu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7-23T16:12:46.742210466</dc:date>
    <meta:editing-cycles>15</meta:editing-cycles>
    <meta:editing-duration>PT21M45S</meta:editing-duration>
    <meta:generator>LibreOffice/5.2.7.2$Linux_X86_64 LibreOffice_project/20m0$Build-2</meta:generator>
    <meta:document-statistic meta:table-count="0" meta:image-count="0" meta:object-count="0" meta:page-count="1" meta:paragraph-count="50" meta:word-count="450" meta:character-count="2132" meta:non-whitespace-character-count="1730"/>
  </office:meta>
</office:document-meta>
</file>